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88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928cm"/>
    </style:style>
    <style:style style:name="co12" style:family="table-column">
      <style:table-column-properties fo:break-before="auto" style:column-width="5.071cm"/>
    </style:style>
    <style:style style:name="co13" style:family="table-column">
      <style:table-column-properties fo:break-before="auto" style:column-width="5.459cm"/>
    </style:style>
    <style:style style:name="co14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19687.5" calcext:value-type="float">
            <text:p>19688</text:p>
          </table:table-cell>
          <table:table-cell table:formula="of:=([.E2]/8)*(1+[.H2])*10000*[.F2]" office:value-type="float" office:value="14175" calcext:value-type="float">
            <text:p>14175</text:p>
          </table:table-cell>
          <table:table-cell table:formula="of:=[.J2]+[.I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94500" calcext:value-type="float">
            <text:p>94500</text:p>
          </table:table-cell>
          <table:table-cell table:formula="of:=([.E3]/8)*(1+[.H3])*10000*[.F3]" office:value-type="float" office:value="53392.5" calcext:value-type="float">
            <text:p>53393</text:p>
          </table:table-cell>
          <table:table-cell table:formula="of:=[.J3]+[.I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8300" calcext:value-type="float">
            <text:p>8300</text:p>
          </table:table-cell>
          <table:table-cell table:formula="of:=([.E4]/8)*(1+[.H4])*10000*[.F4]" office:value-type="float" office:value="6300" calcext:value-type="float">
            <text:p>6300</text:p>
          </table:table-cell>
          <table:table-cell table:formula="of:=[.J4]+[.I4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8300" calcext:value-type="float">
            <text:p>8300</text:p>
          </table:table-cell>
          <table:table-cell table:formula="of:=([.E6]/8)*(1+[.H6])*10000*[.F6]" office:value-type="float" office:value="6300" calcext:value-type="float">
            <text:p>6300</text:p>
          </table:table-cell>
          <table:table-cell table:formula="of:=[.J6]+[.I6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10375" calcext:value-type="float">
            <text:p>10375</text:p>
          </table:table-cell>
          <table:table-cell table:formula="of:=([.E7]/8)*(1+[.H7])*10000*[.F7]" office:value-type="float" office:value="7875" calcext:value-type="float">
            <text:p>7875</text:p>
          </table:table-cell>
          <table:table-cell table:formula="of:=[.J7]+[.I7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66420.75" calcext:value-type="float">
            <text:p>66421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45629.25" calcext:value-type="float">
            <text:p>45629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3150" calcext:value-type="float">
            <text:p>3150</text:p>
          </table:table-cell>
          <table:table-cell table:formula="of:=[.J11]+[.I11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53970.75" calcext:value-type="float">
            <text:p>53971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6025" calcext:value-type="float">
            <text:p>56025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70875" calcext:value-type="float">
            <text:p>70875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53327.5" calcext:value-type="float">
            <text:p>53328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5650" calcext:value-type="float">
            <text:p>4565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66400" calcext:value-type="float">
            <text:p>664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67437.5" calcext:value-type="float">
            <text:p>67438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61425" calcext:value-type="float">
            <text:p>614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63000" calcext:value-type="float">
            <text:p>630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225" calcext:value-type="float">
            <text:p>6225</text:p>
          </table:table-cell>
          <table:table-cell table:formula="of:=([.E26]/8)*(1+[.H26])*10000*[.F26]" office:value-type="float" office:value="18900" calcext:value-type="float">
            <text:p>18900</text:p>
          </table:table-cell>
          <table:table-cell table:formula="of:=[.J26]+[.I26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75600" calcext:value-type="float">
            <text:p>756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4583.3333333333" calcext:value-type="float">
            <text:p>34583</text:p>
          </table:table-cell>
          <table:table-cell table:formula="of:=([.E29]/8)*(1+[.H29])*10000*[.F29]" office:value-type="float" office:value="13125" calcext:value-type="float">
            <text:p>13125</text:p>
          </table:table-cell>
          <table:table-cell table:formula="of:=[.J29]+[.I29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70875" calcext:value-type="float">
            <text:p>7087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3000" calcext:value-type="float">
            <text:p>630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44100" calcext:value-type="float">
            <text:p>44100</text:p>
          </table:table-cell>
          <table:table-cell table:formula="of:=([.E33]/8)*(1+[.H33])*10000*[.F33]" office:value-type="float" office:value="22050" calcext:value-type="float">
            <text:p>22050</text:p>
          </table:table-cell>
          <table:table-cell table:formula="of:=[.J33]+[.I33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6700" calcext:value-type="float">
            <text:p>567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85050" calcext:value-type="float">
            <text:p>85050</text:p>
          </table:table-cell>
          <table:table-cell table:formula="of:=([.E35]/8)*(1+[.H35])*10000*[.F35]" office:value-type="float" office:value="29925" calcext:value-type="float">
            <text:p>29925</text:p>
          </table:table-cell>
          <table:table-cell table:formula="of:=[.J35]+[.I35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3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85050" calcext:value-type="float">
            <text:p>85050</text:p>
          </table:table-cell>
          <table:table-cell table:formula="of:=([.E36]/8)*(1+[.H36])*10000*[.F36]" office:value-type="float" office:value="34650" calcext:value-type="float">
            <text:p>34650</text:p>
          </table:table-cell>
          <table:table-cell table:formula="of:=[.J36]+[.I3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37]*[.D37])/[.F37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89775" calcext:value-type="float">
            <text:p>89775</text:p>
          </table:table-cell>
          <table:table-cell table:formula="of:=([.E37]/8)*(1+[.H37])*10000*[.F37]" office:value-type="float" office:value="28350" calcext:value-type="float">
            <text:p>28350</text:p>
          </table:table-cell>
          <table:table-cell table:formula="of:=[.J37]+[.I37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11333.3333333333" calcext:value-type="float">
            <text:p>11333</text:p>
          </table:table-cell>
          <table:table-cell table:formula="of:=([.E39]/8)*(1+[.H39])*10000*[.F39]" office:value-type="float" office:value="16800" calcext:value-type="float">
            <text:p>16800</text:p>
          </table:table-cell>
          <table:table-cell table:formula="of:=[.J39]+[.I3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40]*[.D40]))/[.F4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22050" calcext:value-type="float">
            <text:p>22050</text:p>
          </table:table-cell>
          <table:table-cell table:formula="of:=([.E40]/8)*(1+[.H40])*10000*[.F40]" office:value-type="float" office:value="39375" calcext:value-type="float">
            <text:p>39375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77175" calcext:value-type="float">
            <text:p>7717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78750" calcext:value-type="float">
            <text:p>7875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51975" calcext:value-type="float">
            <text:p>519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4]*[.D44]))/[.F44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0400" calcext:value-type="float">
            <text:p>50400</text:p>
          </table:table-cell>
          <table:table-cell table:formula="of:=([.E44]/8)*(1+[.H44])*10000*[.F44]" office:value-type="float" office:value="27405" calcext:value-type="float">
            <text:p>27405</text:p>
          </table:table-cell>
          <table:table-cell table:formula="of:=[.J44]+[.I44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0795" calcext:value-type="float">
            <text:p>6079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45150" calcext:value-type="float">
            <text:p>45150</text:p>
          </table:table-cell>
          <table:table-cell table:formula="of:=([.E46]/8)*(1+[.H46])*10000*[.F46]" office:value-type="float" office:value="33862.5" calcext:value-type="float">
            <text:p>33863</text:p>
          </table:table-cell>
          <table:table-cell table:formula="of:=[.J46]+[.I46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9850" calcext:value-type="float">
            <text:p>598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9]*[.D49]))/[.F4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5600" calcext:value-type="float">
            <text:p>75600</text:p>
          </table:table-cell>
          <table:table-cell table:formula="of:=([.E49]/8)*(1+[.H49])*10000*[.F49]" office:value-type="float" office:value="11025" calcext:value-type="float">
            <text:p>11025</text:p>
          </table:table-cell>
          <table:table-cell table:formula="of:=[.J49]+[.I4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50]*[.D50]))/[.F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37800" calcext:value-type="float">
            <text:p>37800</text:p>
          </table:table-cell>
          <table:table-cell table:formula="of:=([.E50]/8)*(1+[.H50])*10000*[.F50]" office:value-type="float" office:value="7875" calcext:value-type="float">
            <text:p>7875</text:p>
          </table:table-cell>
          <table:table-cell table:formula="of:=[.J50]+[.I5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9222.5" calcext:value-type="float">
            <text:p>79223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52]*[.D52]))/[.F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47250" calcext:value-type="float">
            <text:p>47250</text:p>
          </table:table-cell>
          <table:table-cell table:formula="of:=([.E52]/8)*(1+[.H52])*10000*[.F52]" office:value-type="float" office:value="18900" calcext:value-type="float">
            <text:p>18900</text:p>
          </table:table-cell>
          <table:table-cell table:formula="of:=[.J52]+[.I5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70125" calcext:value-type="float">
            <text:p>7012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66250" calcext:value-type="float">
            <text:p>662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55]*[.D55]))/[.F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55]/8)*(IF([.C55]&lt;11;(1+[.G55]);(1+[.H55])))*10000*[.D55]" office:value-type="float" office:value="115000" calcext:value-type="float">
            <text:p>115000</text:p>
          </table:table-cell>
          <table:table-cell table:formula="of:=([.E55]/8)*(1+[.H55])*10000*[.F55]" office:value-type="float" office:value="7187.5" calcext:value-type="float">
            <text:p>7188</text:p>
          </table:table-cell>
          <table:table-cell table:formula="of:=[.J55]+[.I55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56]*[.D56]))/[.F5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70125" calcext:value-type="float">
            <text:p>70125</text:p>
          </table:table-cell>
          <table:table-cell table:formula="of:=([.E56]/8)*(1+[.H56])*10000*[.F56]" office:value-type="float" office:value="59125" calcext:value-type="float">
            <text:p>59125</text:p>
          </table:table-cell>
          <table:table-cell table:formula="of:=[.J56]+[.I5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57]*[.D57]))/[.F5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60500" calcext:value-type="float">
            <text:p>60500</text:p>
          </table:table-cell>
          <table:table-cell table:formula="of:=([.E57]/8)*(1+[.H57])*10000*[.F57]" office:value-type="float" office:value="28875" calcext:value-type="float">
            <text:p>28875</text:p>
          </table:table-cell>
          <table:table-cell table:formula="of:=[.J57]+[.I57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58]*[.D58]))/[.F5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110000" calcext:value-type="float">
            <text:p>110000</text:p>
          </table:table-cell>
          <table:table-cell table:formula="of:=([.E58]/8)*(1+[.H58])*10000*[.F58]" office:value-type="float" office:value="37125" calcext:value-type="float">
            <text:p>37125</text:p>
          </table:table-cell>
          <table:table-cell table:formula="of:=[.J58]+[.I5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9]*[.D59]))/[.F5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9]/8)*(IF([.C59]&lt;11;(1+[.G59]);(1+[.H59])))*10000*[.D59]" office:value-type="float" office:value="40000" calcext:value-type="float">
            <text:p>40000</text:p>
          </table:table-cell>
          <table:table-cell table:formula="of:=([.E59]/8)*(1+[.H59])*10000*[.F59]" office:value-type="float" office:value="28750" calcext:value-type="float">
            <text:p>28750</text:p>
          </table:table-cell>
          <table:table-cell table:formula="of:=[.J59]+[.I59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60]*[.D60]))/[.F6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0]/8)*(IF([.C60]&lt;11;(1+[.G60]);(1+[.H60])))*10000*[.D60]" office:value-type="float" office:value="37500" calcext:value-type="float">
            <text:p>37500</text:p>
          </table:table-cell>
          <table:table-cell table:formula="of:=([.E60]/8)*(1+[.H60])*10000*[.F60]" office:value-type="float" office:value="31250" calcext:value-type="float">
            <text:p>31250</text:p>
          </table:table-cell>
          <table:table-cell table:formula="of:=[.J60]+[.I6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61]*[.D61]))/[.F6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5000" calcext:value-type="float">
            <text:p>55000</text:p>
          </table:table-cell>
          <table:table-cell table:formula="of:=([.E61]/8)*(1+[.H61])*10000*[.F61]" office:value-type="float" office:value="20625" calcext:value-type="float">
            <text:p>20625</text:p>
          </table:table-cell>
          <table:table-cell table:formula="of:=[.J61]+[.I61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2]*[.D62]))/[.F6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46750" calcext:value-type="float">
            <text:p>46750</text:p>
          </table:table-cell>
          <table:table-cell table:formula="of:=([.E62]/8)*(1+[.H62])*10000*[.F62]" office:value-type="float" office:value="39875" calcext:value-type="float">
            <text:p>39875</text:p>
          </table:table-cell>
          <table:table-cell table:formula="of:=[.J62]+[.I6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3]*[.D63]))/[.F6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82687.5" calcext:value-type="float">
            <text:p>82688</text:p>
          </table:table-cell>
          <table:table-cell table:formula="of:=([.E63]/8)*(1+[.H63])*10000*[.F63]" office:value-type="float" office:value="26250" calcext:value-type="float">
            <text:p>26250</text:p>
          </table:table-cell>
          <table:table-cell table:formula="of:=[.J63]+[.I6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4]*[.D64]))/[.F64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57750" calcext:value-type="float">
            <text:p>57750</text:p>
          </table:table-cell>
          <table:table-cell table:formula="of:=([.E64]/8)*(1+[.H64])*10000*[.F64]" office:value-type="float" office:value="35750" calcext:value-type="float">
            <text:p>35750</text:p>
          </table:table-cell>
          <table:table-cell table:formula="of:=[.J64]+[.I64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5]/8)*(IF([.C65]&lt;11;(1+[.G65]);(1+[.H65])))*10000*[.D65]" office:value-type="float" office:value="190250" calcext:value-type="float">
            <text:p>190250</text:p>
          </table:table-cell>
          <table:table-cell table:formula="of:=([.E65]/8)*(1+[.H65])*10000*[.F65]" office:value-type="float" office:value="0" calcext:value-type="float">
            <text:p>0</text:p>
          </table:table-cell>
          <table:table-cell table:formula="of:=[.J65]+[.I65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6]*[.D66]))/[.F66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78750" calcext:value-type="float">
            <text:p>78750</text:p>
          </table:table-cell>
          <table:table-cell table:formula="of:=([.E66]/8)*(1+[.H66])*10000*[.F66]" office:value-type="float" office:value="19687.5" calcext:value-type="float">
            <text:p>19688</text:p>
          </table:table-cell>
          <table:table-cell table:formula="of:=[.J66]+[.I66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7]*[.D67]))/[.F67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78750" calcext:value-type="float">
            <text:p>78750</text:p>
          </table:table-cell>
          <table:table-cell table:formula="of:=([.E67]/8)*(1+[.H67])*10000*[.F67]" office:value-type="float" office:value="24937.5" calcext:value-type="float">
            <text:p>24938</text:p>
          </table:table-cell>
          <table:table-cell table:formula="of:=[.J67]+[.I67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82500" calcext:value-type="float">
            <text:p>82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0]*[.D70]))/[.F7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4250" calcext:value-type="float">
            <text:p>74250</text:p>
          </table:table-cell>
          <table:table-cell table:formula="of:=([.E70]/8)*(1+[.H70])*10000*[.F70]" office:value-type="float" office:value="31625" calcext:value-type="float">
            <text:p>31625</text:p>
          </table:table-cell>
          <table:table-cell table:formula="of:=[.J70]+[.I7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4250" calcext:value-type="float">
            <text:p>74250</text:p>
          </table:table-cell>
          <table:table-cell table:formula="of:=([.E71]/8)*(1+[.H71])*10000*[.F71]" office:value-type="float" office:value="37125" calcext:value-type="float">
            <text:p>3712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2]*[.D72]))/[.F72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90750" calcext:value-type="float">
            <text:p>90750</text:p>
          </table:table-cell>
          <table:table-cell table:formula="of:=([.E72]/8)*(1+[.H72])*10000*[.F72]" office:value-type="float" office:value="37125" calcext:value-type="float">
            <text:p>37125</text:p>
          </table:table-cell>
          <table:table-cell table:formula="of:=[.J72]+[.I72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3]*[.D73]))/[.F73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3]/8)*(IF([.C73]&lt;11;(1+[.G73]);(1+[.H73])))*10000*[.D73]" office:value-type="float" office:value="78750" calcext:value-type="float">
            <text:p>78750</text:p>
          </table:table-cell>
          <table:table-cell table:formula="of:=([.E73]/8)*(1+[.H73])*10000*[.F73]" office:value-type="float" office:value="27693.75" calcext:value-type="float">
            <text:p>27694</text:p>
          </table:table-cell>
          <table:table-cell table:formula="of:=[.J73]+[.I73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74]*[.D74]))/[.F7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4]/8)*(IF([.C74]&lt;11;(1+[.G74]);(1+[.H74])))*10000*[.D74]" office:value-type="float" office:value="71250" calcext:value-type="float">
            <text:p>71250</text:p>
          </table:table-cell>
          <table:table-cell table:formula="of:=([.E74]/8)*(1+[.H74])*10000*[.F74]" office:value-type="float" office:value="38000" calcext:value-type="float">
            <text:p>38000</text:p>
          </table:table-cell>
          <table:table-cell table:formula="of:=[.J74]+[.I7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5]*[.D75]))/[.F7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36162.5" calcext:value-type="float">
            <text:p>36163</text:p>
          </table:table-cell>
          <table:table-cell table:formula="of:=[.J75]+[.I7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6]*[.D76]))/[.F7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32025" calcext:value-type="float">
            <text:p>32025</text:p>
          </table:table-cell>
          <table:table-cell table:formula="of:=[.J76]+[.I7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77]*[.D77]))/[.F7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3737.5" calcext:value-type="float">
            <text:p>83738</text:p>
          </table:table-cell>
          <table:table-cell table:formula="of:=([.E77]/8)*(1+[.H77])*10000*[.F77]" office:value-type="float" office:value="43862.5" calcext:value-type="float">
            <text:p>43863</text:p>
          </table:table-cell>
          <table:table-cell table:formula="of:=[.J77]+[.I7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8]*[.D78]))/[.F78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8]/8)*(IF([.C78]&lt;11;(1+[.G78]);(1+[.H78])))*10000*[.D78]" office:value-type="float" office:value="82687.5" calcext:value-type="float">
            <text:p>82688</text:p>
          </table:table-cell>
          <table:table-cell table:formula="of:=([.E78]/8)*(1+[.H78])*10000*[.F78]" office:value-type="float" office:value="56700" calcext:value-type="float">
            <text:p>56700</text:p>
          </table:table-cell>
          <table:table-cell table:formula="of:=[.J78]+[.I78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9]*[.D79]))/[.F79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9]/8)*(IF([.C79]&lt;11;(1+[.G79]);(1+[.H79])))*10000*[.D79]" office:value-type="float" office:value="78750" calcext:value-type="float">
            <text:p>78750</text:p>
          </table:table-cell>
          <table:table-cell table:formula="of:=([.E79]/8)*(1+[.H79])*10000*[.F79]" office:value-type="float" office:value="41625" calcext:value-type="float">
            <text:p>41625</text:p>
          </table:table-cell>
          <table:table-cell table:formula="of:=[.J79]+[.I79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0]*[.D80]))/[.F8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86625" calcext:value-type="float">
            <text:p>86625</text:p>
          </table:table-cell>
          <table:table-cell table:formula="of:=([.E80]/8)*(1+[.H80])*10000*[.F80]" office:value-type="float" office:value="50187.5" calcext:value-type="float">
            <text:p>50188</text:p>
          </table:table-cell>
          <table:table-cell table:formula="of:=[.J80]+[.I8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1]*[.D81]))/[.F8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44825" calcext:value-type="float">
            <text:p>44825</text:p>
          </table:table-cell>
          <table:table-cell table:formula="of:=[.J81]+[.I8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82]*[.D82]))/[.F82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956.25" calcext:value-type="float">
            <text:p>90956</text:p>
          </table:table-cell>
          <table:table-cell table:formula="of:=([.E82]/8)*(1+[.H82])*10000*[.F82]" office:value-type="float" office:value="42418.75" calcext:value-type="float">
            <text:p>42419</text:p>
          </table:table-cell>
          <table:table-cell table:formula="of:=[.J82]+[.I82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3]*[.D83]))/[.F8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53075" calcext:value-type="float">
            <text:p>53075</text:p>
          </table:table-cell>
          <table:table-cell table:formula="of:=[.J83]+[.I8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4]*[.D84]))/[.F8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2193.75" calcext:value-type="float">
            <text:p>92194</text:p>
          </table:table-cell>
          <table:table-cell table:formula="of:=([.E84]/8)*(1+[.H84])*10000*[.F84]" office:value-type="float" office:value="49293.75" calcext:value-type="float">
            <text:p>49294</text:p>
          </table:table-cell>
          <table:table-cell table:formula="of:=[.J84]+[.I8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5]*[.D85]))/[.F85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7487.5" calcext:value-type="float">
            <text:p>57488</text:p>
          </table:table-cell>
          <table:table-cell table:formula="of:=[.J85]+[.I85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6]*[.D86]))/[.F8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3681.25" calcext:value-type="float">
            <text:p>53681</text:p>
          </table:table-cell>
          <table:table-cell table:formula="of:=[.J86]+[.I8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/>
          <table:table-cell table:style-name="ce7" office:value-type="float" office:value="2.25" calcext:value-type="float">
            <text:p>2.25</text:p>
          </table:table-cell>
          <table:table-cell table:style-name="ce1"/>
          <table:table-cell table:style-name="ce5" table:number-columns-repeated="2"/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  <table:table-cell office:value-type="float" office:value="17.5" calcext:value-type="float">
            <text:p>17.5</text:p>
          </table:table-cell>
          <table:table-cell table:formula="of:=[.A9]*[.B9]*12*[.C9]" office:value-type="float" office:value="81270" calcext:value-type="float">
            <text:p>81270</text:p>
          </table:table-cell>
          <table:table-cell table:formula="of:=[.D9]*10000" office:value-type="float" office:value="812700000" calcext:value-type="float">
            <text:p>8127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[.A10]*[.B10]*12*[.C10]" office:value-type="float" office:value="67200" calcext:value-type="float">
            <text:p>67200</text:p>
          </table:table-cell>
          <table:table-cell table:formula="of:=[.D10]*10000" office:value-type="float" office:value="672000000" calcext:value-type="float">
            <text:p>6720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.5" calcext:value-type="float">
            <text:p>17.5</text:p>
          </table:table-cell>
          <table:table-cell table:formula="of:=[.A11]*[.B11]*12*[.C11]" office:value-type="float" office:value="92400" calcext:value-type="float">
            <text:p>92400</text:p>
          </table:table-cell>
          <table:table-cell table:formula="of:=[.D11]*10000" office:value-type="float" office:value="924000000" calcext:value-type="float">
            <text:p>9240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A12]*[.B12]*12*[.C12]" office:value-type="float" office:value="124800" calcext:value-type="float">
            <text:p>124800</text:p>
          </table:table-cell>
          <table:table-cell table:formula="of:=[.D12]*10000" office:value-type="float" office:value="1248000000" calcext:value-type="float">
            <text:p>12480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A13]*[.B13]*12*[.C13]" office:value-type="float" office:value="129600" calcext:value-type="float">
            <text:p>129600</text:p>
          </table:table-cell>
          <table:table-cell table:formula="of:=[.D13]*10000" office:value-type="float" office:value="1296000000" calcext:value-type="float">
            <text:p>1296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A14]*[.B14]*12*[.C14]" office:value-type="float" office:value="172800" calcext:value-type="float">
            <text:p>172800</text:p>
          </table:table-cell>
          <table:table-cell table:formula="of:=[.D14]*10000" office:value-type="float" office:value="1728000000" calcext:value-type="float">
            <text:p>1728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81600" calcext:value-type="float">
            <text:p>81600</text:p>
          </table:table-cell>
          <table:table-cell table:formula="of:=[.D15]*10000" office:value-type="float" office:value="816000000" calcext:value-type="float">
            <text:p>816000000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288000" calcext:value-type="float">
            <text:p>288000</text:p>
          </table:table-cell>
          <table:table-cell table:formula="of:=[.D16]*10000" office:value-type="float" office:value="2880000000" calcext:value-type="float">
            <text:p>2880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 table:formula="of:=[.A17]*[.B17]*12*[.C17]" office:value-type="float" office:value="177600" calcext:value-type="float">
            <text:p>177600</text:p>
          </table:table-cell>
          <table:table-cell table:formula="of:=[.D17]*10000" office:value-type="float" office:value="1776000000" calcext:value-type="float">
            <text:p>17760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360000" calcext:value-type="float">
            <text:p>360000</text:p>
          </table:table-cell>
          <table:table-cell table:formula="of:=[.D18]*10000" office:value-type="float" office:value="3600000000" calcext:value-type="float">
            <text:p>36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294000" calcext:value-type="float">
            <text:p>294000</text:p>
          </table:table-cell>
          <table:table-cell table:formula="of:=[.D19]*10000" office:value-type="float" office:value="2940000000" calcext:value-type="float">
            <text:p>2940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5-01-08T17:16:41.969000000</dc:date>
    <dc:creator>James Petts</dc:creator>
    <meta:editing-duration>P1DT1H31M46S</meta:editing-duration>
    <meta:editing-cycles>69</meta:editing-cycles>
    <meta:generator>LibreOffice/4.2.8.2$Windows_x86 LibreOffice_project/48d50dbfc06349262c9d50868e5c1f630a573ebd</meta:generator>
    <meta:document-statistic meta:table-count="2" meta:cell-count="1063" meta:object-count="0"/>
  </office:meta>
</office:document-meta>
</file>